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e6ac" officeooo:paragraph-rsid="00147adf"/>
    </style:style>
    <style:style style:name="P2" style:family="paragraph" style:parent-style-name="Standard">
      <style:text-properties officeooo:rsid="0011e6ac" officeooo:paragraph-rsid="001bd7a8"/>
    </style:style>
    <style:style style:name="P3" style:family="paragraph" style:parent-style-name="Standard">
      <style:text-properties officeooo:rsid="00147adf" officeooo:paragraph-rsid="00147adf"/>
    </style:style>
    <style:style style:name="P4" style:family="paragraph" style:parent-style-name="Standard">
      <style:text-properties officeooo:rsid="00159a0c" officeooo:paragraph-rsid="00159a0c"/>
    </style:style>
    <style:style style:name="P5" style:family="paragraph" style:parent-style-name="Standard">
      <style:text-properties officeooo:rsid="0017254f" officeooo:paragraph-rsid="001b70e8"/>
    </style:style>
    <style:style style:name="P6" style:family="paragraph" style:parent-style-name="Standard">
      <style:text-properties officeooo:rsid="001b70e8" officeooo:paragraph-rsid="001b70e8"/>
    </style:style>
    <style:style style:name="P7" style:family="paragraph" style:parent-style-name="Standard">
      <style:text-properties officeooo:rsid="001bd7a8" officeooo:paragraph-rsid="001bd7a8"/>
    </style:style>
    <style:style style:name="P8" style:family="paragraph" style:parent-style-name="Standard">
      <style:text-properties officeooo:rsid="001ebe32" officeooo:paragraph-rsid="001ebe32"/>
    </style:style>
    <style:style style:name="P9" style:family="paragraph" style:parent-style-name="Standard">
      <style:text-properties officeooo:rsid="001f8336" officeooo:paragraph-rsid="001f8336"/>
    </style:style>
    <style:style style:name="P10" style:family="paragraph" style:parent-style-name="Standard">
      <style:text-properties officeooo:rsid="002124c2" officeooo:paragraph-rsid="002124c2"/>
    </style:style>
    <style:style style:name="P11" style:family="paragraph" style:parent-style-name="Standard">
      <style:text-properties officeooo:rsid="0022977b" officeooo:paragraph-rsid="0022977b"/>
    </style:style>
    <style:style style:name="P12" style:family="paragraph" style:parent-style-name="Standard">
      <style:text-properties officeooo:rsid="002361e6" officeooo:paragraph-rsid="002361e6"/>
    </style:style>
    <style:style style:name="P13" style:family="paragraph" style:parent-style-name="Standard">
      <style:text-properties officeooo:rsid="0023b31c" officeooo:paragraph-rsid="0023b31c"/>
    </style:style>
    <style:style style:name="P14" style:family="paragraph" style:parent-style-name="Standard">
      <style:text-properties officeooo:rsid="0023b31c" officeooo:paragraph-rsid="002b1adc"/>
    </style:style>
    <style:style style:name="P15" style:family="paragraph" style:parent-style-name="Standard">
      <style:text-properties officeooo:rsid="002553f2" officeooo:paragraph-rsid="002553f2"/>
    </style:style>
    <style:style style:name="P16" style:family="paragraph" style:parent-style-name="Standard">
      <style:text-properties officeooo:rsid="0026174c" officeooo:paragraph-rsid="0026174c"/>
    </style:style>
    <style:style style:name="P17" style:family="paragraph" style:parent-style-name="Standard">
      <style:text-properties officeooo:rsid="002a197d" officeooo:paragraph-rsid="002a197d"/>
    </style:style>
    <style:style style:name="P18" style:family="paragraph" style:parent-style-name="Standard">
      <style:text-properties officeooo:rsid="002ad891" officeooo:paragraph-rsid="002ad891"/>
    </style:style>
    <style:style style:name="P19" style:family="paragraph" style:parent-style-name="Standard">
      <style:text-properties officeooo:rsid="00147adf" officeooo:paragraph-rsid="00147adf"/>
    </style:style>
    <style:style style:name="P20" style:family="paragraph" style:parent-style-name="Standard">
      <style:text-properties officeooo:rsid="0011e6ac" officeooo:paragraph-rsid="001b70e8"/>
    </style:style>
    <style:style style:name="T1" style:family="text">
      <style:text-properties officeooo:rsid="0012f160"/>
    </style:style>
    <style:style style:name="T2" style:family="text">
      <style:text-properties officeooo:rsid="00159a0c"/>
    </style:style>
    <style:style style:name="T3" style:family="text">
      <style:text-properties officeooo:rsid="00181b3d"/>
    </style:style>
    <style:style style:name="T4" style:family="text">
      <style:text-properties style:text-position="super 58%" officeooo:rsid="00181b3d"/>
    </style:style>
    <style:style style:name="T5" style:family="text">
      <style:text-properties officeooo:rsid="001b17b8"/>
    </style:style>
    <style:style style:name="T6" style:family="text">
      <style:text-properties officeooo:rsid="001c9d6e"/>
    </style:style>
    <style:style style:name="T7" style:family="text">
      <style:text-properties officeooo:rsid="001cf6f9"/>
    </style:style>
    <style:style style:name="T8" style:family="text">
      <style:text-properties officeooo:rsid="001ebe32"/>
    </style:style>
    <style:style style:name="T9" style:family="text">
      <style:text-properties officeooo:rsid="0027667a"/>
    </style:style>
    <style:style style:name="T10" style:family="text">
      <style:text-properties officeooo:rsid="002a197d"/>
    </style:style>
    <style:style style:name="T11" style:family="text">
      <style:text-properties officeooo:rsid="002b2f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 nombreuses réindentations à refaire</text:p>
      <text:p text:style-name="P1"/>
      <text:p text:style-name="P3">Pas besoin d’importer java.util en entier. <text:span text:style-name="T1">Il suffit de récupérer List et ArrayList </text:span>(Cavalier, Echiquier Piece)</text:p>
      <text:p text:style-name="P3"/>
      <text:p text:style-name="P6">Dans les classes Roi, Joueur, Echiquier et Piece, les break sont inutiles dans les if. Par contre, <text:span text:style-name="T5">dans </text:span>F<text:span text:style-name="T5">ou ils permettent de stopper le déroulement du code si on ne passe pas dans le if.</text:span></text:p>
      <text:p text:style-name="P6"/>
      <text:p text:style-name="P20">Piece :</text:p>
      <text:p text:style-name="P3">Obligat<text:span text:style-name="T2">ion</text:span> de déclarer une méthode getMouvementPossible() <text:span text:style-name="T2">car Piece implémente </text:span></text:p>
      <text:p text:style-name="P4">l’interface Mouvement, et doit donc redéfinir la méthode qu’elle contient.</text:p>
      <text:p text:style-name="P5">Le <text:span text:style-name="T3">2</text:span><text:span text:style-name="T4">e</text:span><text:span text:style-name="T3"> constructeur de Piece est inutile. La seule différence avec le 1</text:span><text:span text:style-name="T4">er</text:span><text:span text:style-name="T3"> c’est qu’il prend en paramètre un boolean b, mais qui n’est utilisé que dans le 2</text:span><text:span text:style-name="T4">e</text:span><text:span text:style-name="T3"> constructeur de Tour, qui au final n’est pas utile.</text:span></text:p>
      <text:p text:style-name="P5"/>
      <text:p text:style-name="P7">Réorganisation des classes en différents packages.</text:p>
      <text:p text:style-name="P7"/>
      <text:p text:style-name="P7">Après réorganisation, il faut changer <text:span text:style-name="T6">la visibilité de certains attributs </text:span><text:span text:style-name="T7">et récupérer </text:span><text:span text:style-name="T8">les informations par des getters.</text:span></text:p>
      <text:p text:style-name="P7"/>
      <text:p text:style-name="P8">Pour pouvoir lancer l’application, il faut modifier la classe Executeur pour que le main prenne en paramètre des arguments de type String. On récupère ensuite la fonction lancer() grâce à la variable g qui est créée dès le début.</text:p>
      <text:p text:style-name="P8"/>
      <text:p text:style-name="P9">Dans la classe Echiquier, changement des « noms » des cases du switch, pour ne pas mélanger le français et l’anglais.</text:p>
      <text:p text:style-name="P9"/>
      <text:p text:style-name="P10">Création du code de la classe Reine en récupérant à la fois les mouvements du Fou et de la Tour.</text:p>
      <text:p text:style-name="P2"/>
      <text:p text:style-name="P11">Dans la classe Case, renommer la fonction positionne() en positionner() pour coller à la logique de renommage des autres fonctions du projet.</text:p>
      <text:p text:style-name="P11"/>
      <text:p text:style-name="P12">Éclaircissement des instructions de lancement du jeu : spécifier au joueur qu’il doit taper « normal » pour lancer le jeu en mode normal.</text:p>
      <text:p text:style-name="P2"/>
      <text:p text:style-name="P15">Pour enregistrer le nom des joueurs, <text:span text:style-name="T9">dans la classe Executeur, afficher un message d’accueil et inviter à nommer les 2 joueurs. On stocke ces informations dans 2 variables qu’on utilisera en paramètres pour créer une nouvelle instance de Game.</text:span></text:p>
      <text:p text:style-name="P15"/>
      <text:p text:style-name="P14">Lorsqu’on joue un pion, il s’efface du jeu. Il faut enregistrer sa nouvelle position. <text:span text:style-name="T11">Dans la classe Piece, il faut récupérer la case où la pièce va arriver et lui passer l’objet courant(la pièce). Puis dans Joueur, passer un paramètre supplémentaire dans la fonction bougerT2(), et pareil dans la fonction bouger() de la classe Pion. </text:span></text:p>
      <text:p text:style-name="P2"/>
      <text:p text:style-name="P2"/>
      <text:p text:style-name="P13">À faire :</text:p>
      <text:p text:style-name="P18">Déplacer toutes les fonctions de la classe Game dans un autre fichier. Il ne faut garder que les appels aux différentes fonctions afin de garder uniquement le déroulement de la partie.</text:p>
      <text:p text:style-name="P17">Factoriser le code.</text:p>
      <text:p text:style-name="P16"><text:span text:style-name="T10">S</text:span>upprimer toutes les variables et fonctions inuti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4T09:27:10.380000000</meta:creation-date>
    <dc:date>2022-11-04T15:35:20.838000000</dc:date>
    <meta:editing-duration>PT1H44M10S</meta:editing-duration>
    <meta:editing-cycles>13</meta:editing-cycles>
    <meta:generator>LibreOffice/7.3.5.2$Windows_X86_64 LibreOffice_project/184fe81b8c8c30d8b5082578aee2fed2ea847c01</meta:generator>
    <meta:document-statistic meta:table-count="0" meta:image-count="0" meta:object-count="0" meta:page-count="1" meta:paragraph-count="20" meta:word-count="402" meta:character-count="2436" meta:non-whitespace-character-count="2052"/>
  </office:meta>
</office:document-meta>
</file>